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8ed" officeooo:paragraph-rsid="00134394"/>
    </style:style>
    <style:style style:name="P2" style:family="paragraph" style:parent-style-name="Standard">
      <style:text-properties fo:font-weight="bold" officeooo:rsid="001218ed" officeooo:paragraph-rsid="001218ed" style:font-weight-asian="bold" style:font-weight-complex="bold"/>
    </style:style>
    <style:style style:name="P3" style:family="paragraph" style:parent-style-name="Standard">
      <style:text-properties fo:font-weight="bold" officeooo:rsid="001218ed" officeooo:paragraph-rsid="00134394" style:font-weight-asian="bold" style:font-weight-complex="bold"/>
    </style:style>
    <style:style style:name="P4" style:family="paragraph" style:parent-style-name="Standard">
      <style:text-properties fo:font-weight="bold" officeooo:rsid="001218ed" officeooo:paragraph-rsid="0018c60f" style:font-weight-asian="bold" style:font-weight-complex="bold"/>
    </style:style>
    <style:style style:name="P5" style:family="paragraph" style:parent-style-name="Standard">
      <style:text-properties officeooo:paragraph-rsid="00134394"/>
    </style:style>
    <style:style style:name="P6" style:family="paragraph" style:parent-style-name="Standard">
      <style:text-properties officeooo:paragraph-rsid="00135b36"/>
    </style:style>
    <style:style style:name="P7" style:family="paragraph" style:parent-style-name="Standard">
      <style:text-properties officeooo:paragraph-rsid="0014f838"/>
    </style:style>
    <style:style style:name="P8" style:family="paragraph" style:parent-style-name="Standard">
      <style:text-properties officeooo:paragraph-rsid="001618dd"/>
    </style:style>
    <style:style style:name="P9" style:family="paragraph" style:parent-style-name="Standard">
      <style:text-properties officeooo:rsid="001618dd" officeooo:paragraph-rsid="001618dd"/>
    </style:style>
    <style:style style:name="P10" style:family="paragraph" style:parent-style-name="Standard">
      <style:text-properties fo:font-weight="normal" officeooo:rsid="00135b36" officeooo:paragraph-rsid="00135b36" style:font-weight-asian="normal" style:font-weight-complex="normal"/>
    </style:style>
    <style:style style:name="P11" style:family="paragraph" style:parent-style-name="Standard">
      <style:text-properties fo:font-weight="normal" officeooo:rsid="0014f838" officeooo:paragraph-rsid="0014f838" style:font-weight-asian="normal" style:font-weight-complex="normal"/>
    </style:style>
    <style:style style:name="P12" style:family="paragraph" style:parent-style-name="Standard">
      <style:text-properties officeooo:paragraph-rsid="0018c60f"/>
    </style:style>
    <style:style style:name="P13" style:family="paragraph" style:parent-style-name="Standard" style:list-style-name="L1">
      <style:text-properties officeooo:paragraph-rsid="001218ed"/>
    </style:style>
    <style:style style:name="P14" style:family="paragraph" style:parent-style-name="Standard" style:list-style-name="L1">
      <style:text-properties officeooo:paragraph-rsid="00133d77"/>
    </style:style>
    <style:style style:name="P15" style:family="paragraph" style:parent-style-name="Standard" style:list-style-name="L1">
      <style:text-properties officeooo:paragraph-rsid="00134394"/>
    </style:style>
    <style:style style:name="P16" style:family="paragraph" style:parent-style-name="Standard" style:list-style-name="L1">
      <style:text-properties officeooo:paragraph-rsid="0018c60f"/>
    </style:style>
    <style:style style:name="P17" style:family="paragraph" style:parent-style-name="Standard" style:list-style-name="L1">
      <style:text-properties officeooo:paragraph-rsid="00135b36"/>
    </style:style>
    <style:style style:name="P18" style:family="paragraph" style:parent-style-name="Standard" style:list-style-name="L1">
      <style:text-properties officeooo:paragraph-rsid="0014f838"/>
    </style:style>
    <style:style style:name="P19" style:family="paragraph" style:parent-style-name="Standard" style:list-style-name="L1">
      <style:text-properties officeooo:paragraph-rsid="001618dd"/>
    </style:style>
    <style:style style:name="P20" style:family="paragraph" style:parent-style-name="Standard" style:list-style-name="L1">
      <style:text-properties officeooo:paragraph-rsid="001ba4d6"/>
    </style:style>
    <style:style style:name="P21" style:family="paragraph" style:parent-style-name="Standard" style:list-style-name="L1">
      <style:text-properties officeooo:rsid="001218ed" officeooo:paragraph-rsid="001218ed"/>
    </style:style>
    <style:style style:name="P22" style:family="paragraph" style:parent-style-name="Standard" style:list-style-name="L1">
      <style:text-properties officeooo:rsid="001218ed" officeooo:paragraph-rsid="00134394"/>
    </style:style>
    <style:style style:name="P23" style:family="paragraph" style:parent-style-name="Standard" style:list-style-name="L1">
      <style:text-properties officeooo:rsid="00134394" officeooo:paragraph-rsid="00134394"/>
    </style:style>
    <style:style style:name="P24" style:family="paragraph" style:parent-style-name="Standard" style:list-style-name="L1">
      <style:text-properties officeooo:rsid="00135b36" officeooo:paragraph-rsid="00135b36"/>
    </style:style>
    <style:style style:name="P25" style:family="paragraph" style:parent-style-name="Standard" style:list-style-name="L1">
      <style:text-properties fo:font-weight="normal" officeooo:rsid="00135b36" officeooo:paragraph-rsid="00135b36" style:font-weight-asian="normal" style:font-weight-complex="normal"/>
    </style:style>
    <style:style style:name="P26" style:family="paragraph" style:parent-style-name="Standard" style:list-style-name="L1">
      <style:text-properties officeooo:rsid="0014f838" officeooo:paragraph-rsid="0014f838"/>
    </style:style>
    <style:style style:name="P27" style:family="paragraph" style:parent-style-name="Standard">
      <style:text-properties officeooo:paragraph-rsid="0014f838"/>
    </style:style>
    <style:style style:name="T1" style:family="text">
      <style:text-properties officeooo:rsid="001218ed"/>
    </style:style>
    <style:style style:name="T2" style:family="text">
      <style:text-properties fo:color="#c9211e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c9211e" fo:font-weight="bold" officeooo:rsid="00134394" style:font-weight-asian="bold" style:font-weight-complex="bold"/>
    </style:style>
    <style:style style:name="T5" style:family="text">
      <style:text-properties fo:color="#c9211e" officeooo:rsid="001218ed"/>
    </style:style>
    <style:style style:name="T6" style:family="text">
      <style:text-properties fo:color="#c9211e" officeooo:rsid="00134394"/>
    </style:style>
    <style:style style:name="T7" style:family="text">
      <style:text-properties fo:color="#c9211e" fo:font-weight="normal" officeooo:rsid="00134394" style:font-weight-asian="normal" style:font-weight-complex="normal"/>
    </style:style>
    <style:style style:name="T8" style:family="text">
      <style:text-properties fo:font-weight="bold" officeooo:rsid="001218ed" style:font-weight-asian="bold" style:font-weight-complex="bold"/>
    </style:style>
    <style:style style:name="T9" style:family="text">
      <style:text-properties fo:font-weight="bold" officeooo:rsid="00134394" style:font-weight-asian="bold" style:font-weight-complex="bold"/>
    </style:style>
    <style:style style:name="T10" style:family="text">
      <style:text-properties fo:font-weight="bold" officeooo:rsid="00135b36" style:font-weight-asian="bold" style:font-weight-complex="bold"/>
    </style:style>
    <style:style style:name="T11" style:family="text">
      <style:text-properties fo:font-weight="bold" officeooo:rsid="0014f838" style:font-weight-asian="bold" style:font-weight-complex="bold"/>
    </style:style>
    <style:style style:name="T12" style:family="text">
      <style:text-properties fo:font-weight="bold" officeooo:rsid="001618dd" style:font-weight-asian="bold" style:font-weight-complex="bold"/>
    </style:style>
    <style:style style:name="T13" style:family="text">
      <style:text-properties fo:font-weight="bold" officeooo:rsid="0018c60f" style:font-weight-asian="bold" style:font-weight-complex="bold"/>
    </style:style>
    <style:style style:name="T14" style:family="text">
      <style:text-properties fo:font-weight="bold" officeooo:rsid="001ba4d6" style:font-weight-asian="bold" style:font-weight-complex="bold"/>
    </style:style>
    <style:style style:name="T15" style:family="text">
      <style:text-properties officeooo:rsid="00133d77"/>
    </style:style>
    <style:style style:name="T16" style:family="text">
      <style:text-properties officeooo:rsid="00134394"/>
    </style:style>
    <style:style style:name="T17" style:family="text">
      <style:text-properties officeooo:rsid="00135b3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218ed" style:font-weight-asian="normal" style:font-weight-complex="normal"/>
    </style:style>
    <style:style style:name="T20" style:family="text">
      <style:text-properties fo:font-weight="normal" officeooo:rsid="00134394" style:font-weight-asian="normal" style:font-weight-complex="normal"/>
    </style:style>
    <style:style style:name="T21" style:family="text">
      <style:text-properties fo:font-weight="normal" officeooo:rsid="00135b36" style:font-weight-asian="normal" style:font-weight-complex="normal"/>
    </style:style>
    <style:style style:name="T22" style:family="text">
      <style:text-properties fo:font-weight="normal" officeooo:rsid="0014f838" style:font-weight-asian="normal" style:font-weight-complex="normal"/>
    </style:style>
    <style:style style:name="T23" style:family="text">
      <style:text-properties fo:font-weight="normal" officeooo:rsid="001618dd" style:font-weight-asian="normal" style:font-weight-complex="normal"/>
    </style:style>
    <style:style style:name="T24" style:family="text">
      <style:text-properties officeooo:rsid="0014f838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1618dd"/>
    </style:style>
    <style:style style:name="T27" style:family="text">
      <style:text-properties officeooo:rsid="001a7a1b"/>
    </style:style>
    <style:style style:name="T28" style:family="text">
      <style:text-properties officeooo:rsid="001ba4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pying files</text:p>
      <text:p text:style-name="P2">The <text:span text:style-name="T2">cp</text:span> command -&gt; <text:span text:style-name="T2">cp</text:span> (what you want to copy) (where you want to copy it too)</text:p>
      <text:list xml:id="list3680964160" text:style-name="L1">
        <text:list-item>
          <text:p text:style-name="P21">Exp1 copying files in the same folder. -&gt; <text:span text:style-name="T2">cp</text:span> file1.txt file2.txt</text:p>
        </text:list-item>
        <text:list-item>
          <text:p text:style-name="P13"><text:span text:style-name="T1">Exp</text:span><text:span text:style-name="T16">2</text:span><text:span text:style-name="T1"> copying files </text:span><text:span text:style-name="T15">to</text:span><text:span text:style-name="T1"> different folders. -&gt; </text:span><text:span text:style-name="T5">cp</text:span><text:span text:style-name="T1"> file1.txt file 2.txt ~/Documents/</text:span></text:p>
        </text:list-item>
        <text:list-item>
          <text:p text:style-name="P14"><text:span text:style-name="T15">E</text:span><text:span text:style-name="T1">xp</text:span><text:span text:style-name="T16">3</text:span><text:span text:style-name="T1"> copying files </text:span><text:span text:style-name="T15">from different folders</text:span><text:span text:style-name="T1"> </text:span><text:span text:style-name="T15">to</text:span><text:span text:style-name="T1"> different folders. -&gt; </text:span><text:span text:style-name="T5">cp</text:span><text:span text:style-name="T1"> </text:span><text:span text:style-name="T15">Desktop/</text:span><text:span text:style-name="T1">file1.txt <text:s/>~/Pictures</text:span></text:p>
        </text:list-item>
        <text:list-item>
          <text:p text:style-name="P15"><text:span text:style-name="T15">E</text:span><text:span text:style-name="T1">xp</text:span><text:span text:style-name="T16">4</text:span><text:span text:style-name="T1"> copying all </text:span><text:span text:style-name="T16">files</text:span><text:span text:style-name="T1"> </text:span><text:span text:style-name="T15">from different folders</text:span><text:span text:style-name="T1"> </text:span><text:span text:style-name="T16">into a different folder</text:span><text:span text:style-name="T1"> -&gt; </text:span><text:span text:style-name="T5">cp</text:span><text:span text:style-name="T1"> </text:span><text:span text:style-name="T15">Desktop/</text:span><text:span text:style-name="T1">f</text:span><text:span text:style-name="T16">older/*</text:span><text:span text:style-name="T1"> ~/Pictures</text:span></text:p>
        </text:list-item>
        <text:list-item>
          <text:p text:style-name="P15"><text:span text:style-name="T15">E</text:span><text:span text:style-name="T1">xp</text:span><text:span text:style-name="T16">5</text:span><text:span text:style-name="T1"> copying all </text:span><text:span text:style-name="T16">files</text:span><text:span text:style-name="T1"> </text:span><text:span text:style-name="T15">from different folders</text:span><text:span text:style-name="T1"> </text:span><text:span text:style-name="T16">into the folder you are in</text:span><text:span text:style-name="T1"> -&gt; </text:span><text:span text:style-name="T5">cp</text:span><text:span text:style-name="T1"> </text:span><text:span text:style-name="T15">Desktop/</text:span><text:span text:style-name="T1">f</text:span><text:span text:style-name="T16">older/* . </text:span></text:p>
          <text:list>
            <text:list-item>
              <text:p text:style-name="P23">The single . represent the current foler </text:p>
            </text:list-item>
            <text:list-item>
              <text:p text:style-name="P23">The double dot .. represent the folder above the current folder</text:p>
            </text:list-item>
          </text:list>
        </text:list-item>
      </text:list>
      <text:p text:style-name="P5"><text:span text:style-name="T8">Copying </text:span><text:span text:style-name="T9">folders/directories</text:span></text:p>
      <text:p text:style-name="P3">The <text:span text:style-name="T2">cp -</text:span><text:span text:style-name="T6">r</text:span> command -&gt; <text:span text:style-name="T2">cp -</text:span><text:span text:style-name="T6">r</text:span> (what you want to copy) (where you want to copy it too)</text:p>
      <text:list xml:id="list150359135132676" text:continue-numbering="true" text:style-name="L1">
        <text:list-item>
          <text:p text:style-name="P22">Exp<text:span text:style-name="T16">1</text:span> -<text:span text:style-name="T16">&gt; cp -r copyme </text:span>~/Pictures</text:p>
        </text:list-item>
      </text:list>
      <text:p text:style-name="P1"/>
      <text:p text:style-name="P12"><text:span text:style-name="T8">Copying </text:span><text:span text:style-name="T13">files from one folder /directories to another </text:span><text:span text:style-name="T9">folders/directories</text:span></text:p>
      <text:p text:style-name="P4">The <text:span text:style-name="T2">cp -</text:span><text:span text:style-name="T6">r</text:span> command -&gt; <text:span text:style-name="T2">cp -</text:span><text:span text:style-name="T6">r</text:span> (what you want to copy) (where you want to copy it too)</text:p>
      <text:list xml:id="list150360526080839" text:continue-numbering="true" text:style-name="L1">
        <text:list-item>
          <text:p text:style-name="P16"><text:span text:style-name="T1">Exp</text:span><text:span text:style-name="T16">1</text:span><text:span text:style-name="T1"> -</text:span><text:span text:style-name="T16">&gt; cp <text:s/>~/Desktop/</text:span><text:span text:style-name="T27">folder1</text:span><text:span text:style-name="T16">/* ~/Desktop/</text:span><text:span text:style-name="T27">folder2</text:span></text:p>
        </text:list-item>
      </text:list>
      <text:p text:style-name="P3"/>
      <text:p text:style-name="P5"><text:span text:style-name="T9">Renaming files</text:span><text:span text:style-name="T8"> </text:span></text:p>
      <text:p text:style-name="P5"><text:span text:style-name="T8">The </text:span><text:span text:style-name="T4">mv </text:span><text:span text:style-name="T8">command -&gt; </text:span><text:span text:style-name="T4">mv</text:span><text:span text:style-name="T9"> (the </text:span><text:span text:style-name="T10">f</text:span><text:span text:style-name="T9">ile’s name) (the new name of the file)</text:span></text:p>
      <text:list xml:id="list150359518003818" text:continue-numbering="true" text:style-name="L1">
        <text:list-item>
          <text:p text:style-name="P15"><text:span text:style-name="T1">Exp</text:span><text:span text:style-name="T16">1</text:span><text:span text:style-name="T1"> </text:span><text:span text:style-name="T16">renaming when your terminal not in the exact folder</text:span><text:span text:style-name="T1">-</text:span><text:span text:style-name="T16">&gt; </text:span><text:span text:style-name="T6">mv</text:span><text:span text:style-name="T16"> ~/Desktop/file.txt ~/Desktop/renamedfile.txt</text:span></text:p>
        </text:list-item>
        <text:list-item>
          <text:p text:style-name="P15"><text:span text:style-name="T1">Exp</text:span><text:span text:style-name="T17">2</text:span><text:span text:style-name="T1"> </text:span><text:span text:style-name="T16">renaming when your in the exact folder</text:span><text:span text:style-name="T1">-</text:span><text:span text:style-name="T16">&gt; </text:span><text:span text:style-name="T6">mv</text:span><text:span text:style-name="T16"> file.txt renamedfile.txt</text:span></text:p>
        </text:list-item>
      </text:list>
      <text:p text:style-name="P1"/>
      <text:p text:style-name="P6"><text:span text:style-name="T9">Renaming </text:span><text:span text:style-name="T10">folders/directories </text:span><text:span text:style-name="T8"><text:s/></text:span></text:p>
      <text:p text:style-name="P6"><text:span text:style-name="T8">The </text:span><text:span text:style-name="T4">mv </text:span><text:span text:style-name="T8">command -&gt; </text:span><text:span text:style-name="T4">mv</text:span><text:span text:style-name="T9"> (the </text:span><text:span text:style-name="T10">folder’s</text:span><text:span text:style-name="T9"> name) (the new name of the </text:span><text:span text:style-name="T10">folder</text:span><text:span text:style-name="T9">)</text:span></text:p>
      <text:list xml:id="list150358716663213" text:continue-numbering="true" text:style-name="L1">
        <text:list-item>
          <text:p text:style-name="P17"><text:span text:style-name="T1">Exp</text:span><text:span text:style-name="T16">1</text:span><text:span text:style-name="T1"> </text:span><text:span text:style-name="T16">renaming when your terminal not in the exact folder</text:span><text:span text:style-name="T1">-</text:span><text:span text:style-name="T16">&gt; </text:span><text:span text:style-name="T6">mv</text:span><text:span text:style-name="T16"> ~/Desktop/</text:span><text:span text:style-name="T17">copyme/</text:span><text:span text:style-name="T16"> ~/Desktop/</text:span><text:span text:style-name="T17">newfolder/</text:span></text:p>
          <text:list>
            <text:list-item>
              <text:p text:style-name="P24">you do not need the / at the end of copyme or newfolder but i added just because it looks better</text:p>
            </text:list-item>
          </text:list>
        </text:list-item>
        <text:list-item>
          <text:p text:style-name="P17"><text:span text:style-name="T19">Exp</text:span><text:span text:style-name="T21">2 </text:span><text:span text:style-name="T20">renaming when your in the exact folder</text:span><text:span text:style-name="T19">-</text:span><text:span text:style-name="T20">&gt; </text:span><text:span text:style-name="T7">mv</text:span><text:span text:style-name="T20"> </text:span><text:span text:style-name="T21">copyme/ newfolder/</text:span></text:p>
          <text:list>
            <text:list-item>
              <text:p text:style-name="P25">you do not need the / at the end of copyme or newfolder but i added just because it looks better</text:p>
            </text:list-item>
          </text:list>
        </text:list-item>
      </text:list>
      <text:p text:style-name="P10"/>
      <text:p text:style-name="P6"><text:span text:style-name="T10">Moving</text:span><text:span text:style-name="T9"> files</text:span><text:span text:style-name="T8"> </text:span></text:p>
      <text:p text:style-name="P6"><text:span text:style-name="T8">The </text:span><text:span text:style-name="T4">mv </text:span><text:span text:style-name="T8">command -&gt; </text:span><text:span text:style-name="T4">mv</text:span><text:span text:style-name="T9"> (the </text:span><text:span text:style-name="T10">f</text:span><text:span text:style-name="T9">ile’s name) (the new </text:span><text:span text:style-name="T10">location</text:span><text:span text:style-name="T9"> of the file)</text:span></text:p>
      <text:list xml:id="list150360167425398" text:continue-numbering="true" text:style-name="L1">
        <text:list-item>
          <text:p text:style-name="P20"><text:span text:style-name="T1">Exp</text:span><text:span text:style-name="T16">1</text:span><text:span text:style-name="T1"> </text:span><text:span text:style-name="T24">moving </text:span><text:span text:style-name="T28">file to another folder</text:span></text:p>
        </text:list-item>
        <text:list-item>
          <text:p text:style-name="P20"><text:span text:style-name="T6">mv</text:span><text:span text:style-name="T16"> ~/Desktop/file.txt ~/</text:span><text:span text:style-name="T17">Documents</text:span><text:span text:style-name="T16">/</text:span></text:p>
          <text:list>
            <text:list-item>
              <text:p text:style-name="P24">moved file.txt to the Documents folder</text:p>
            </text:list-item>
          </text:list>
        </text:list-item>
        <text:list-item>
          <text:p text:style-name="P26">Ex2 moving a file from a folder to where ever your terminal is currently is -&gt; mv newfolders/file1.txt <text:span text:style-name="T25">.</text:span>/</text:p>
          <text:list>
            <text:list-item>
              <text:p text:style-name="P26">the ./ is very important it shows where we currently are</text:p>
            </text:list-item>
          </text:list>
        </text:list-item>
      </text:list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oft-page-break/><text:span text:style-name="T10">Moving</text:span><text:span text:style-name="T9"> </text:span><text:span text:style-name="T11">folders</text:span><text:span text:style-name="T8"> </text:span></text:p>
      <text:p text:style-name="P7"><text:span text:style-name="T8">The </text:span><text:span text:style-name="T4">mv </text:span><text:span text:style-name="T8">command -&gt; </text:span><text:span text:style-name="T4">mv</text:span><text:span text:style-name="T9"> (the </text:span><text:span text:style-name="T14">folder’s</text:span><text:span text:style-name="T9"> name) (the new </text:span><text:span text:style-name="T10">location</text:span><text:span text:style-name="T9"> of the file)</text:span></text:p>
      <text:list xml:id="list150359490443152" text:continue-numbering="true" text:style-name="L1">
        <text:list-item>
          <text:p text:style-name="P18"><text:span text:style-name="T1">Exp</text:span><text:span text:style-name="T16">1</text:span><text:span text:style-name="T1"> </text:span><text:span text:style-name="T24">moving</text:span><text:span text:style-name="T16"> when your terminal </text:span><text:span text:style-name="T17">is not in the </text:span><text:span text:style-name="T16">exact folder</text:span><text:span text:style-name="T1">-</text:span><text:span text:style-name="T16">&gt; </text:span><text:span text:style-name="T6">mv</text:span><text:span text:style-name="T16"> ~/Desktop/</text:span><text:span text:style-name="T24">newfolder</text:span><text:span text:style-name="T16"> ~/</text:span><text:span text:style-name="T17">Documents</text:span><text:span text:style-name="T16">/</text:span></text:p>
          <text:list>
            <text:list-item>
              <text:p text:style-name="P26"><text:span text:style-name="T20">w</text:span><text:span text:style-name="T18">e moved a folder called newfolder to the documents folder</text:span></text:p>
            </text:list-item>
          </text:list>
        </text:list-item>
      </text:list>
      <text:p text:style-name="P11"/>
      <text:p text:style-name="P9"><text:span text:style-name="T3">Moving &amp; Renaming</text:span><text:span text:style-name="T18"> </text:span></text:p>
      <text:p text:style-name="P8"><text:span text:style-name="T8">The </text:span><text:span text:style-name="T4">mv </text:span><text:span text:style-name="T8">command -&gt; </text:span><text:span text:style-name="T4">mv</text:span><text:span text:style-name="T9"> (the </text:span><text:span text:style-name="T14">folder’s</text:span><text:span text:style-name="T9"> name</text:span><text:span text:style-name="T12">&amp;location</text:span><text:span text:style-name="T9">) (the new </text:span><text:span text:style-name="T12">name &amp; new </text:span><text:span text:style-name="T10">location</text:span><text:span text:style-name="T9"> of the </text:span><text:span text:style-name="T14">folder</text:span><text:span text:style-name="T9">)</text:span></text:p>
      <text:list xml:id="list150360117035259" text:continue-numbering="true" text:style-name="L1">
        <text:list-item>
          <text:p text:style-name="P19"><text:span text:style-name="T1">Exp</text:span><text:span text:style-name="T16">1</text:span><text:span text:style-name="T1"> </text:span><text:span text:style-name="T24">moving</text:span><text:span text:style-name="T16"> when your terminal </text:span><text:span text:style-name="T17">is not in the </text:span><text:span text:style-name="T16">exact folder</text:span><text:span text:style-name="T1">-</text:span><text:span text:style-name="T16">&gt; </text:span><text:span text:style-name="T6">mv</text:span><text:span text:style-name="T16"> ~/Desktop/</text:span><text:span text:style-name="T24">newfolder</text:span><text:span text:style-name="T26">s</text:span><text:span text:style-name="T16"> ~/</text:span><text:span text:style-name="T17">Documents</text:span><text:span text:style-name="T16">/</text:span><text:span text:style-name="T26">bigboy</text:span></text:p>
          <text:list>
            <text:list-item>
              <text:p text:style-name="P19"><text:span text:style-name="T20">w</text:span><text:span text:style-name="T22">e moved a folder called newfolder from the desk</text:span><text:span text:style-name="T23">top to the document’s folder and alsow e renamed it at the same time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1:02:28.298480722</meta:creation-date>
    <meta:generator>LibreOffice/6.4.7.2$Linux_X86_64 LibreOffice_project/40$Build-2</meta:generator>
    <dc:date>2022-01-17T15:03:58.492616390</dc:date>
    <meta:editing-duration>PT1H37M46S</meta:editing-duration>
    <meta:editing-cycles>6</meta:editing-cycles>
    <meta:document-statistic meta:table-count="0" meta:image-count="0" meta:object-count="0" meta:page-count="2" meta:paragraph-count="40" meta:word-count="468" meta:character-count="2640" meta:non-whitespace-character-count="2225"/>
  </office:meta>
</office:document-meta>
</file>